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0.8465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color="#3465a4" fo:font-weight="bold" style:font-weight-asian="bold" style:font-weight-complex="bold"/>
    </style:style>
    <style:style style:name="ce3" style:family="table-cell" style:parent-style-name="Default" style:data-style-name="N4">
      <style:text-properties fo:color="#2a6099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ID</text:p>
          </table:table-cell>
          <table:table-cell table:style-name="ce4" office:value-type="string" calcext:value-type="string">
            <text:p>tree hull area</text:p>
          </table:table-cell>
          <table:table-cell table:style-name="ce4" office:value-type="string" calcext:value-type="string">
            <text:p>Ontology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time (min.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74734.5" calcext:value-type="float">
            <text:p>1,274,734.50</text:p>
          </table:table-cell>
          <table:table-cell office:value-type="string" calcext:value-type="string">
            <text:p>bio</text:p>
          </table:table-cell>
          <table:table-cell office:value-type="float" office:value="0.217391304" calcext:value-type="float">
            <text:p>0.2173913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0468.5" calcext:value-type="float">
            <text:p>1,000,468.50</text:p>
          </table:table-cell>
          <table:table-cell office:value-type="string" calcext:value-type="string">
            <text:p>conf</text:p>
          </table:table-cell>
          <table:table-cell office:value-type="float" office:value="0.260869565" calcext:value-type="float">
            <text:p>0.2608695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58592" calcext:value-type="float">
            <text:p>958,592.00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10905.5" calcext:value-type="float">
            <text:p>1,210,905.50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72303" calcext:value-type="float">
            <text:p>572,303.00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02170" calcext:value-type="float">
            <text:p>602,170.00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40102.5" calcext:value-type="float">
            <text:p>940,102.50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50976" calcext:value-type="float">
            <text:p>1,250,976.00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67308" calcext:value-type="float">
            <text:p>1,267,308.00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86817" calcext:value-type="float">
            <text:p>1,086,817.00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4429" calcext:value-type="float">
            <text:p>994,429.00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94569.5" calcext:value-type="float">
            <text:p>1,194,569.50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04547.5" calcext:value-type="float">
            <text:p>1,104,547.50</text:p>
          </table:table-cell>
          <table:table-cell office:value-type="string" calcext:value-type="string">
            <text:p>conf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16069" calcext:value-type="float">
            <text:p>1,116,069.00</text:p>
          </table:table-cell>
          <table:table-cell office:value-type="string" calcext:value-type="string">
            <text:p>conf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5221" calcext:value-type="float">
            <text:p>855,221.00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88292" calcext:value-type="float">
            <text:p>1,088,292.00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09589" calcext:value-type="float">
            <text:p>809,589.00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50107.5" calcext:value-type="float">
            <text:p>850,107.50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0325" calcext:value-type="float">
            <text:p>970,325.00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59399" calcext:value-type="float">
            <text:p>1,059,399.00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03577.5" calcext:value-type="float">
            <text:p>1,003,577.50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58381.5" calcext:value-type="float">
            <text:p>658,381.50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97794.5" calcext:value-type="float">
            <text:p>1,097,794.50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7215" calcext:value-type="float">
            <text:p>917,215.00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43844.5" calcext:value-type="float">
            <text:p>1,043,844.50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11206.5" calcext:value-type="float">
            <text:p>711,206.50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956960" calcext:value-type="float">
            <text:p>956,960.00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22244" calcext:value-type="float">
            <text:p>822,244.00</text:p>
          </table:table-cell>
          <table:table-cell office:value-type="string" calcext:value-type="string">
            <text:p>bio</text:p>
          </table:table-cell>
          <table:table-cell office:value-type="float" office:value="0.695652174" calcext:value-type="float">
            <text:p>0.695652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17734" calcext:value-type="float">
            <text:p>917,734.00</text:p>
          </table:table-cell>
          <table:table-cell office:value-type="string" calcext:value-type="string">
            <text:p>bio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3960.5" calcext:value-type="float">
            <text:p>963,960.50</text:p>
          </table:table-cell>
          <table:table-cell office:value-type="string" calcext:value-type="string">
            <text:p>bio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ID</text:p>
          </table:table-cell>
          <table:table-cell table:style-name="ce2" office:value-type="string" calcext:value-type="string">
            <text:p>graph hull area</text:p>
          </table:table-cell>
          <table:table-cell table:style-name="ce4" office:value-type="string" calcext:value-type="string">
            <text:p>Ontology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time (min.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921035.5" calcext:value-type="float">
            <text:p>921,035.50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15076" calcext:value-type="float">
            <text:p>815,076.00</text:p>
          </table:table-cell>
          <table:table-cell office:value-type="string" calcext:value-type="string">
            <text:p>conf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86442.5" calcext:value-type="float">
            <text:p>1,186,442.50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4184" calcext:value-type="float">
            <text:p>994,184.00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47374" calcext:value-type="float">
            <text:p>947,374.00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2424" calcext:value-type="float">
            <text:p>1,032,424.00</text:p>
          </table:table-cell>
          <table:table-cell office:value-type="string" calcext:value-type="string">
            <text:p>conf</text:p>
          </table:table-cell>
          <table:table-cell office:value-type="float" office:value="0.869565217" calcext:value-type="float">
            <text:p>0.8695652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08083" calcext:value-type="float">
            <text:p>1,508,083.00</text:p>
          </table:table-cell>
          <table:table-cell office:value-type="string" calcext:value-type="string">
            <text:p>bio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73706" calcext:value-type="float">
            <text:p>973,706.00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58110.5" calcext:value-type="float">
            <text:p>1,058,110.50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72132" calcext:value-type="float">
            <text:p>1,772,132.00</text:p>
          </table:table-cell>
          <table:table-cell office:value-type="string" calcext:value-type="string">
            <text:p>conf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21176" calcext:value-type="float">
            <text:p>1,121,176.00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38484.5" calcext:value-type="float">
            <text:p>938,484.50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39936" calcext:value-type="float">
            <text:p>839,936.00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82972" calcext:value-type="float">
            <text:p>1,082,972.00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72932" calcext:value-type="float">
            <text:p>972,932.00</text:p>
          </table:table-cell>
          <table:table-cell office:value-type="string" calcext:value-type="string">
            <text:p>bio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90634.5" calcext:value-type="float">
            <text:p>1,090,634.50</text:p>
          </table:table-cell>
          <table:table-cell office:value-type="string" calcext:value-type="string">
            <text:p>conf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41067" calcext:value-type="float">
            <text:p>1,141,067.00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03536" calcext:value-type="float">
            <text:p>1,103,536.00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96036" calcext:value-type="float">
            <text:p>896,036.00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32215" calcext:value-type="float">
            <text:p>1,132,215.00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14712" calcext:value-type="float">
            <text:p>1,114,712.00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82575" calcext:value-type="float">
            <text:p>1,082,575.00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07568" calcext:value-type="float">
            <text:p>1,107,568.00</text:p>
          </table:table-cell>
          <table:table-cell office:value-type="string" calcext:value-type="string">
            <text:p>bio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11683" calcext:value-type="float">
            <text:p>1,311,683.00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20644.5" calcext:value-type="float">
            <text:p>1,420,644.50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751212" calcext:value-type="float">
            <text:p>1,751,212.00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10312" calcext:value-type="float">
            <text:p>1,210,312.00</text:p>
          </table:table-cell>
          <table:table-cell office:value-type="string" calcext:value-type="string">
            <text:p>conf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80310" calcext:value-type="float">
            <text:p>1,080,310.00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68778" calcext:value-type="float">
            <text:p>968,778.00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42626.5" calcext:value-type="float">
            <text:p>1,142,626.50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86770.5" calcext:value-type="float">
            <text:p>1,086,770.50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tre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12"/>
        <table:table-column table:style-name="co9" table:default-cell-style-name="ce11"/>
        <table:table-column table:style-name="co6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pID</text:p>
          </table:table-cell>
          <table:table-cell table:style-name="ce4" office:value-type="string" calcext:value-type="string">
            <text:p>tree hull area</text:p>
          </table:table-cell>
          <table:table-cell table:style-name="ce4" office:value-type="string" calcext:value-type="string">
            <text:p>Ontology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time (min.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56960" calcext:value-type="float">
            <text:p>956960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210905.5" calcext:value-type="float">
            <text:p>1210906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104547.5" calcext:value-type="float">
            <text:p>1104548</text:p>
          </table:table-cell>
          <table:table-cell office:value-type="string" calcext:value-type="string">
            <text:p>conf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855221" calcext:value-type="float">
            <text:p>855221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970325" calcext:value-type="float">
            <text:p>970325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963960.5" calcext:value-type="float">
            <text:p>963961</text:p>
          </table:table-cell>
          <table:table-cell office:value-type="string" calcext:value-type="string">
            <text:p>bio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917215" calcext:value-type="float">
            <text:p>917215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086817" calcext:value-type="float">
            <text:p>1086817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conf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822244" calcext:value-type="float">
            <text:p>822244</text:p>
          </table:table-cell>
          <table:table-cell office:value-type="string" calcext:value-type="string">
            <text:p>bio</text:p>
          </table:table-cell>
          <table:table-cell office:value-type="float" office:value="0.695652174" calcext:value-type="float">
            <text:p>0.695652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267308" calcext:value-type="float">
            <text:p>1267308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274734.5" calcext:value-type="float">
            <text:p>1274735</text:p>
          </table:table-cell>
          <table:table-cell office:value-type="string" calcext:value-type="string">
            <text:p>bio</text:p>
          </table:table-cell>
          <table:table-cell office:value-type="float" office:value="0.217391304" calcext:value-type="float">
            <text:p>0.2173913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850107.5" calcext:value-type="float">
            <text:p>850108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994429" calcext:value-type="float">
            <text:p>994429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940102.5" calcext:value-type="float">
            <text:p>940103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059399" calcext:value-type="float">
            <text:p>1059399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097794.5" calcext:value-type="float">
            <text:p>1097795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602170" calcext:value-type="float">
            <text:p>602170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250976" calcext:value-type="float">
            <text:p>1250976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658381.5" calcext:value-type="float">
            <text:p>658382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17734" calcext:value-type="float">
            <text:p>917734</text:p>
          </table:table-cell>
          <table:table-cell office:value-type="string" calcext:value-type="string">
            <text:p>bio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043844.5" calcext:value-type="float">
            <text:p>1043845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000468.5" calcext:value-type="float">
            <text:p>1000469</text:p>
          </table:table-cell>
          <table:table-cell office:value-type="string" calcext:value-type="string">
            <text:p>conf</text:p>
          </table:table-cell>
          <table:table-cell office:value-type="float" office:value="0.260869565" calcext:value-type="float">
            <text:p>0.2608695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088292" calcext:value-type="float">
            <text:p>1088292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194569.5" calcext:value-type="float">
            <text:p>1194570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572303" calcext:value-type="float">
            <text:p>572303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958592" calcext:value-type="float">
            <text:p>958592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116069" calcext:value-type="float">
            <text:p>1116069</text:p>
          </table:table-cell>
          <table:table-cell office:value-type="string" calcext:value-type="string">
            <text:p>conf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1003577.5" calcext:value-type="float">
            <text:p>1003578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711206.5" calcext:value-type="float">
            <text:p>711207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809589" calcext:value-type="float">
            <text:p>809589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graph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2"/>
        <table:table-column table:style-name="co13" table:default-cell-style-name="ce11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pID</text:p>
          </table:table-cell>
          <table:table-cell table:style-name="ce2" office:value-type="string" calcext:value-type="string">
            <text:p>graph hull area</text:p>
          </table:table-cell>
          <table:table-cell table:style-name="ce4" office:value-type="string" calcext:value-type="string">
            <text:p>Ontology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time (min.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21035.5" calcext:value-type="float">
            <text:p>921036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815076" calcext:value-type="float">
            <text:p>815076</text:p>
          </table:table-cell>
          <table:table-cell office:value-type="string" calcext:value-type="string">
            <text:p>conf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186442.5" calcext:value-type="float">
            <text:p>1186443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994184" calcext:value-type="float">
            <text:p>994184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947374" calcext:value-type="float">
            <text:p>947374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032424" calcext:value-type="float">
            <text:p>1032424</text:p>
          </table:table-cell>
          <table:table-cell office:value-type="string" calcext:value-type="string">
            <text:p>conf</text:p>
          </table:table-cell>
          <table:table-cell office:value-type="float" office:value="0.869565217" calcext:value-type="float">
            <text:p>0.8695652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508083" calcext:value-type="float">
            <text:p>1508083</text:p>
          </table:table-cell>
          <table:table-cell office:value-type="string" calcext:value-type="string">
            <text:p>bio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973706" calcext:value-type="float">
            <text:p>973706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058110.5" calcext:value-type="float">
            <text:p>1058111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772132" calcext:value-type="float">
            <text:p>1772132</text:p>
          </table:table-cell>
          <table:table-cell office:value-type="string" calcext:value-type="string">
            <text:p>conf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121176" calcext:value-type="float">
            <text:p>1121176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938484.5" calcext:value-type="float">
            <text:p>938485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839936" calcext:value-type="float">
            <text:p>839936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082972" calcext:value-type="float">
            <text:p>1082972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972932" calcext:value-type="float">
            <text:p>972932</text:p>
          </table:table-cell>
          <table:table-cell office:value-type="string" calcext:value-type="string">
            <text:p>bio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090634.5" calcext:value-type="float">
            <text:p>1090635</text:p>
          </table:table-cell>
          <table:table-cell office:value-type="string" calcext:value-type="string">
            <text:p>conf</text:p>
          </table:table-cell>
          <table:table-cell office:value-type="float" office:value="0.739130435" calcext:value-type="float">
            <text:p>0.7391304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141067" calcext:value-type="float">
            <text:p>1141067</text:p>
          </table:table-cell>
          <table:table-cell office:value-type="string" calcext:value-type="string">
            <text:p>bio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103536" calcext:value-type="float">
            <text:p>1103536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896036" calcext:value-type="float">
            <text:p>896036</text:p>
          </table:table-cell>
          <table:table-cell office:value-type="string" calcext:value-type="string">
            <text:p>bio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132215" calcext:value-type="float">
            <text:p>1132215</text:p>
          </table:table-cell>
          <table:table-cell office:value-type="string" calcext:value-type="string">
            <text:p>bio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114712" calcext:value-type="float">
            <text:p>1114712</text:p>
          </table:table-cell>
          <table:table-cell office:value-type="string" calcext:value-type="string">
            <text:p>conf</text:p>
          </table:table-cell>
          <table:table-cell office:value-type="float" office:value="0.565217391" calcext:value-type="float">
            <text:p>0.565217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082575" calcext:value-type="float">
            <text:p>1082575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107568" calcext:value-type="float">
            <text:p>1107568</text:p>
          </table:table-cell>
          <table:table-cell office:value-type="string" calcext:value-type="string">
            <text:p>bio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311683" calcext:value-type="float">
            <text:p>1311683</text:p>
          </table:table-cell>
          <table:table-cell office:value-type="string" calcext:value-type="string">
            <text:p>conf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420644.5" calcext:value-type="float">
            <text:p>1420645</text:p>
          </table:table-cell>
          <table:table-cell office:value-type="string" calcext:value-type="string">
            <text:p>conf</text:p>
          </table:table-cell>
          <table:table-cell office:value-type="float" office:value="0.391304348" calcext:value-type="float">
            <text:p>0.3913043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751212" calcext:value-type="float">
            <text:p>1751212</text:p>
          </table:table-cell>
          <table:table-cell office:value-type="string" calcext:value-type="string">
            <text:p>bio</text:p>
          </table:table-cell>
          <table:table-cell office:value-type="float" office:value="0.52173913" calcext:value-type="float">
            <text:p>0.521739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10312" calcext:value-type="float">
            <text:p>1210312</text:p>
          </table:table-cell>
          <table:table-cell office:value-type="string" calcext:value-type="string">
            <text:p>conf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1080310" calcext:value-type="float">
            <text:p>1080310</text:p>
          </table:table-cell>
          <table:table-cell office:value-type="string" calcext:value-type="string">
            <text:p>bio</text:p>
          </table:table-cell>
          <table:table-cell office:value-type="float" office:value="0.347826087" calcext:value-type="float">
            <text:p>0.3478260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968778" calcext:value-type="float">
            <text:p>968778</text:p>
          </table:table-cell>
          <table:table-cell office:value-type="string" calcext:value-type="string">
            <text:p>conf</text:p>
          </table:table-cell>
          <table:table-cell office:value-type="float" office:value="0.608695652" calcext:value-type="float">
            <text:p>0.6086956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1142626.5" calcext:value-type="float">
            <text:p>1142627</text:p>
          </table:table-cell>
          <table:table-cell office:value-type="string" calcext:value-type="string">
            <text:p>bio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1086770.5" calcext:value-type="float">
            <text:p>1086771</text:p>
          </table:table-cell>
          <table:table-cell office:value-type="string" calcext:value-type="string">
            <text:p>conf</text:p>
          </table:table-cell>
          <table:table-cell office:value-type="float" office:value="0.434782609" calcext:value-type="float">
            <text:p>0.434782609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0" table:target-range-address="combined.B3:combined.F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45:38.20359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6:47:52.703783136</meta:creation-date>
    <meta:generator>LibreOffice/6.4.6.2$Linux_X86_64 LibreOffice_project/40$Build-2</meta:generator>
    <dc:date>2020-11-21T18:04:35.319002795</dc:date>
    <meta:editing-duration>PT1H31M28S</meta:editing-duration>
    <meta:editing-cycles>15</meta:editing-cycles>
    <meta:document-statistic meta:table-count="3" meta:cell-count="644" meta:object-count="0"/>
  </office:meta>
</office:document-meta>
</file>